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1.86pt"/>
    </style:style>
    <style:style style:name="co2" style:family="table-column">
      <style:table-column-properties fo:break-before="auto" style:column-width="131.95pt"/>
    </style:style>
    <style:style style:name="co3" style:family="table-column">
      <style:table-column-properties fo:break-before="auto" style:column-width="130.56pt"/>
    </style:style>
    <style:style style:name="co4" style:family="table-column">
      <style:table-column-properties fo:break-before="auto" style:column-width="128.49pt"/>
    </style:style>
    <style:style style:name="co5" style:family="table-column">
      <style:table-column-properties fo:break-before="auto" style:column-width="121.55pt"/>
    </style:style>
    <style:style style:name="co6" style:family="table-column">
      <style:table-column-properties fo:break-before="auto" style:column-width="113.9pt"/>
    </style:style>
    <style:style style:name="co7" style:family="table-column">
      <style:table-column-properties fo:break-before="auto" style:column-width="154.91pt"/>
    </style:style>
    <style:style style:name="co8" style:family="table-column">
      <style:table-column-properties fo:break-before="auto" style:column-width="81.24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122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4cccc"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75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6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Value / Formul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nyname</text:p>
          </table:table-cell>
          <table:table-cell table:style-name="ce2" office:value-type="string" calcext:value-type="string">
            <text:p>T3 Information Securi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cumenttype</text:p>
          </table:table-cell>
          <table:table-cell table:style-name="ce2" office:value-type="string" calcext:value-type="string">
            <text:p>Executive Summar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cumentstatus</text:p>
          </table:table-cell>
          <table:table-cell table:style-name="ce2" office:value-type="string" calcext:value-type="string">
            <text:p>Draf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lectricityCostPerKwh</text:p>
          </table:table-cell>
          <table:table-cell table:style-name="ce6" office:value-type="float" office:value="0.12" calcext:value-type="float">
            <text:p>$0.12</text:p>
          </table:table-cell>
          <table:table-cell table:style-name="ce13" office:value-type="string" calcext:value-type="string">
            <text:p>computeHoursBasic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ubGrossMargin</text:p>
          </table:table-cell>
          <table:table-cell table:style-name="ce19" office:value-type="float" office:value="95" calcext:value-type="float">
            <text:p>95</text:p>
          </table:table-cell>
          <table:table-cell table:style-name="ce26" office:value-type="string" calcext:value-type="string">
            <text:p>seedAmount</text:p>
          </table:table-cell>
          <table:table-cell table:style-name="ce27" office:value-type="float" office:value="600000" calcext:value-type="float">
            <text:p>$600,000</text:p>
          </table:table-cell>
          <table:table-cell table:style-name="ce5" office:value-type="string" calcext:value-type="string">
            <text:p>cashAfterSeed</text:p>
          </table:table-cell>
          <table:table-cell table:style-name="ce9" table:formula="of:=seedAmount" office:value-type="float" office:value="600000" calcext:value-type="float">
            <text:p>$600,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mputePowerWatts</text:p>
          </table:table-cell>
          <table:table-cell table:style-name="ce3" office:value-type="float" office:value="350" calcext:value-type="float">
            <text:p>350</text:p>
          </table:table-cell>
          <table:table-cell table:style-name="ce13" office:value-type="string" calcext:value-type="string">
            <text:p>computeHoursMedium</text:p>
          </table:table-cell>
          <table:table-cell table:style-name="ce13" office:value-type="float" office:value="24" calcext:value-type="float">
            <text:p>24</text:p>
          </table:table-cell>
          <table:table-cell table:style-name="ce19" office:value-type="string" calcext:value-type="string">
            <text:p>subBasicMix</text:p>
          </table:table-cell>
          <table:table-cell table:style-name="ce19" office:value-type="float" office:value="35" calcext:value-type="float">
            <text:p>35</text:p>
          </table:table-cell>
          <table:table-cell table:style-name="ce26" office:value-type="string" calcext:value-type="string">
            <text:p>seedEquity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eeklyRunsPerMonth</text:p>
          </table:table-cell>
          <table:table-cell table:style-name="ce3" office:value-type="float" office:value="4.28" calcext:value-type="float">
            <text:p>4.28</text:p>
          </table:table-cell>
          <table:table-cell table:style-name="ce13" office:value-type="string" calcext:value-type="string">
            <text:p>computeHoursProfessional</text:p>
          </table:table-cell>
          <table:table-cell table:style-name="ce13" office:value-type="float" office:value="48" calcext:value-type="float">
            <text:p>48</text:p>
          </table:table-cell>
          <table:table-cell table:style-name="ce19" office:value-type="string" calcext:value-type="string">
            <text:p>subMediumMix</text:p>
          </table:table-cell>
          <table:table-cell table:style-name="ce19" office:value-type="float" office:value="40" calcext:value-type="float">
            <text:p>40</text:p>
          </table:table-cell>
          <table:table-cell table:style-name="ce5" office:value-type="string" calcext:value-type="string">
            <text:p>seedValuation</text:p>
          </table:table-cell>
          <table:table-cell table:style-name="ce9" table:formula="of:=seedPreMoneyNegotiated" office:value-type="float" office:value="4000000" calcext:value-type="float">
            <text:p>$4,000,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office:value-type="string" calcext:value-type="string">
            <text:p>computeHoursGolden</text:p>
          </table:table-cell>
          <table:table-cell table:style-name="ce13" office:value-type="float" office:value="168" calcext:value-type="float">
            <text:p>168</text:p>
          </table:table-cell>
          <table:table-cell table:style-name="ce19" office:value-type="string" calcext:value-type="string">
            <text:p>subProfessionalMix</text:p>
          </table:table-cell>
          <table:table-cell table:style-name="ce19" office:value-type="float" office:value="15" calcext:value-type="float">
            <text:p>15</text:p>
          </table:table-cell>
          <table:table-cell table:style-name="ce26" office:value-type="string" calcext:value-type="string">
            <text:p>seedRunway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office:value-type="string" calcext:value-type="string">
            <text:p>patrickMarkupBasic</text:p>
          </table:table-cell>
          <table:table-cell table:style-name="ce13" office:value-type="float" office:value="2.5" calcext:value-type="float">
            <text:p>2.5</text:p>
          </table:table-cell>
          <table:table-cell table:style-name="ce19" office:value-type="string" calcext:value-type="string">
            <text:p>subGoldenMix</text:p>
          </table:table-cell>
          <table:table-cell table:style-name="ce19" office:value-type="float" office:value="10" calcext:value-type="float">
            <text:p>10</text:p>
          </table:table-cell>
          <table:table-cell table:style-name="ce26" office:value-type="string" calcext:value-type="string">
            <text:p>seedTeamSize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office:value-type="string" calcext:value-type="string">
            <text:p>patrickMarkupMedium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26" office:value-type="string" calcext:value-type="string">
            <text:p>seedUseSubPlatform</text:p>
          </table:table-cell>
          <table:table-cell table:style-name="ce27" office:value-type="float" office:value="50000" calcext:value-type="float">
            <text:p>$50,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office:value-type="string" calcext:value-type="string">
            <text:p>patrickMarkupProfessional</text:p>
          </table:table-cell>
          <table:table-cell table:style-name="ce13" office:value-type="float" office:value="3.5" calcext:value-type="float">
            <text:p>3.5</text:p>
          </table:table-cell>
          <table:table-cell table:number-columns-repeated="2"/>
          <table:table-cell table:style-name="ce26" office:value-type="string" calcext:value-type="string">
            <text:p>seedUseMarketing</text:p>
          </table:table-cell>
          <table:table-cell table:style-name="ce27" office:value-type="float" office:value="100000" calcext:value-type="float">
            <text:p>$100,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office:value-type="string" calcext:value-type="string">
            <text:p>patrickMarkupGolden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26" office:value-type="string" calcext:value-type="string">
            <text:p>seedUseWorkingCap</text:p>
          </table:table-cell>
          <table:table-cell table:style-name="ce27" office:value-type="float" office:value="20000" calcext:value-type="float">
            <text:p>$20,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markPlatformFeePercent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/>
          <table:table-cell table:style-name="ce26" office:value-type="string" calcext:value-type="string">
            <text:p>seedUseOperations</text:p>
          </table:table-cell>
          <table:table-cell table:style-name="ce27" office:value-type="float" office:value="30000" calcext:value-type="float">
            <text:p>$30,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6" office:value-type="string" calcext:value-type="string">
            <text:p>seriesAAmount</text:p>
          </table:table-cell>
          <table:table-cell table:style-name="ce27" office:value-type="float" office:value="2000000" calcext:value-type="float">
            <text:p>$2,000,000</text:p>
          </table:table-cell>
          <table:table-cell table:style-name="ce5" office:value-type="string" calcext:value-type="string">
            <text:p>cashAfterSeriesA</text:p>
          </table:table-cell>
          <table:table-cell table:style-name="ce9" table:formula="of:=seriesAAmount" office:value-type="float" office:value="2000000" calcext:value-type="float">
            <text:p>$2,000,0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 calcext:value-type="string">
            <text:p>ltvCapYears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string" calcext:value-type="string">
            <text:p>merchAttachRate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>
            <text:p>seriesAEquit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 calcext:value-type="string">
            <text:p>churnYearOne</text:p>
          </table:table-cell>
          <table:table-cell table:style-name="ce15" office:value-type="float" office:value="5" calcext:value-type="float">
            <text:p>5</text:p>
          </table:table-cell>
          <table:table-cell table:style-name="ce20" office:value-type="string" calcext:value-type="string">
            <text:p>freeMerchAttachRate</text:p>
          </table:table-cell>
          <table:table-cell table:style-name="ce20" office:value-type="float" office:value="75" calcext:value-type="float">
            <text:p>75</text:p>
          </table:table-cell>
          <table:table-cell table:style-name="ce26" office:value-type="string" calcext:value-type="string">
            <text:p>seriesAValuation</text:p>
          </table:table-cell>
          <table:table-cell table:style-name="ce27" office:value-type="float" office:value="8000000" calcext:value-type="float">
            <text:p>$8,000,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 calcext:value-type="string">
            <text:p>churnYearTwo</text:p>
          </table:table-cell>
          <table:table-cell table:style-name="ce15" office:value-type="float" office:value="4.5" calcext:value-type="float">
            <text:p>4.5</text:p>
          </table:table-cell>
          <table:table-cell table:style-name="ce20" office:value-type="string" calcext:value-type="string">
            <text:p>merchTshirtPrice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eamSalariesYearOne</text:p>
          </table:table-cell>
          <table:table-cell table:style-name="ce7" office:value-type="float" office:value="240000" calcext:value-type="float">
            <text:p>$240,000</text:p>
          </table:table-cell>
          <table:table-cell table:style-name="ce15" office:value-type="string" calcext:value-type="string">
            <text:p>churnYearThre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merchTshirtMargin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eamSalariesYearTwo</text:p>
          </table:table-cell>
          <table:table-cell table:style-name="ce7" office:value-type="float" office:value="600000" calcext:value-type="float">
            <text:p>$600,000</text:p>
          </table:table-cell>
          <table:table-cell table:number-columns-repeated="2"/>
          <table:table-cell table:style-name="ce20" office:value-type="string" calcext:value-type="string">
            <text:p>merchCapPrice</text:p>
          </table:table-cell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arrMultiple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targetValLow</text:p>
          </table:table-cell>
          <table:table-cell table:style-name="ce9" table:formula="of:=ROUND(subARRYearThree * targetARRMultiple / 1000000; 0)" office:value-type="float" office:value="17" calcext:value-type="float">
            <text:p>$1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eamSalariesYearThree</text:p>
          </table:table-cell>
          <table:table-cell table:style-name="ce7" office:value-type="float" office:value="1200000" calcext:value-type="float">
            <text:p>$1,200,000</text:p>
          </table:table-cell>
          <table:table-cell table:style-name="ce16" office:value-type="string" calcext:value-type="string">
            <text:p>betaUsers</text:p>
          </table:table-cell>
          <table:table-cell table:style-name="ce16" office:value-type="float" office:value="1000" calcext:value-type="float">
            <text:p>1000</text:p>
          </table:table-cell>
          <table:table-cell table:style-name="ce20" office:value-type="string" calcext:value-type="string">
            <text:p>merchCapMargin</text:p>
          </table:table-cell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yearTwoRevMultiple</text:p>
          </table:table-cell>
          <table:table-cell table:style-name="ce5" office:value-type="float" office:value="2.5" calcext:value-type="float">
            <text:p>2.5</text:p>
          </table:table-cell>
          <table:table-cell/>
          <table:table-cell table:style-name="ce5" office:value-type="string" calcext:value-type="string">
            <text:p>targetValHigh</text:p>
          </table:table-cell>
          <table:table-cell table:style-name="ce9" table:formula="of:=ROUND(subARRYearThree * arrMultiple / 1000000; 0)" office:value-type="float" office:value="20" calcext:value-type="float">
            <text:p>$2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infrastructureYearOne</text:p>
          </table:table-cell>
          <table:table-cell table:style-name="ce7" office:value-type="float" office:value="10000" calcext:value-type="float">
            <text:p>$10,000</text:p>
          </table:table-cell>
          <table:table-cell table:number-columns-repeated="2"/>
          <table:table-cell table:style-name="ce20" office:value-type="string" calcext:value-type="string">
            <text:p>merchMugPrice</text:p>
          </table:table-cell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seriesAARRMultiple</text:p>
          </table:table-cell>
          <table:table-cell table:style-name="ce5" office:value-type="float" office:value="2.8" calcext:value-type="float">
            <text:p>2.8</text:p>
          </table:table-cell>
          <table:table-cell/>
          <table:table-cell table:style-name="ce5" office:value-type="string" calcext:value-type="string">
            <text:p>optimisticValLow</text:p>
          </table:table-cell>
          <table:table-cell table:style-name="ce9" table:formula="of:=ROUND(subARRYearThree * 3.5 / 1000000; 0)" office:value-type="float" office:value="23" calcext:value-type="float">
            <text:p>$2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infrastructureYearTwo</text:p>
          </table:table-cell>
          <table:table-cell table:style-name="ce7" office:value-type="float" office:value="20000" calcext:value-type="float">
            <text:p>$20,000</text:p>
          </table:table-cell>
          <table:table-cell table:style-name="ce16" office:value-type="string" calcext:value-type="string">
            <text:p>avgRevenueMonthsYearOne</text:p>
          </table:table-cell>
          <table:table-cell table:style-name="ce16" office:value-type="float" office:value="6.5" calcext:value-type="float">
            <text:p>6.5</text:p>
          </table:table-cell>
          <table:table-cell table:style-name="ce20" office:value-type="string" calcext:value-type="string">
            <text:p>merchMugMargin</text:p>
          </table:table-cell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targetARRMultiple</text:p>
          </table:table-cell>
          <table:table-cell table:style-name="ce5" office:value-type="float" office:value="2.5" calcext:value-type="float">
            <text:p>2.5</text:p>
          </table:table-cell>
          <table:table-cell/>
          <table:table-cell table:style-name="ce5" office:value-type="string" calcext:value-type="string">
            <text:p>optimisticValHigh</text:p>
          </table:table-cell>
          <table:table-cell table:style-name="ce9" table:formula="of:=ROUND(subARRYearThree * optimisticARRMultiple / 1000000; 0)" office:value-type="float" office:value="27" calcext:value-type="float">
            <text:p>$2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infrastructureYearThree</text:p>
          </table:table-cell>
          <table:table-cell table:style-name="ce7" office:value-type="float" office:value="40000" calcext:value-type="float">
            <text:p>$40,000</text:p>
          </table:table-cell>
          <table:table-cell table:number-columns-repeated="2"/>
          <table:table-cell table:style-name="ce20" office:value-type="string" calcext:value-type="string">
            <text:p>merchStickerPrice</text:p>
          </table:table-cell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optimisticARRMultipl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aymentProcessingFee</text:p>
          </table:table-cell>
          <table:table-cell table:style-name="ce4" office:value-type="float" office:value="2.9" calcext:value-type="float">
            <text:p>2.9</text:p>
          </table:table-cell>
          <table:table-cell table:number-columns-repeated="2"/>
          <table:table-cell table:style-name="ce20" office:value-type="string" calcext:value-type="string">
            <text:p>merchStickerMargin</text:p>
          </table:table-cell>
          <table:table-cell table:style-name="ce20" office:value-type="float" office:value="70" calcext:value-type="float">
            <text:p>70</text:p>
          </table:table-cell>
          <table:table-cell table:style-name="ce26" office:value-type="string" calcext:value-type="string">
            <text:p>seedPreMoneyNegotiated</text:p>
          </table:table-cell>
          <table:table-cell table:style-name="ce27" office:value-type="float" office:value="4000000" calcext:value-type="float">
            <text:p>$4,000,0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legalComplianceYearOne</text:p>
          </table:table-cell>
          <table:table-cell table:style-name="ce7" office:value-type="float" office:value="20000" calcext:value-type="float">
            <text:p>$20,000</text:p>
          </table:table-cell>
          <table:table-cell table:number-columns-repeated="2"/>
          <table:table-cell table:style-name="ce20" office:value-type="string" calcext:value-type="string">
            <text:p>merchHoodiePrice</text:p>
          </table:table-cell>
          <table:table-cell table:style-name="ce20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galComplianceYearTwo</text:p>
          </table:table-cell>
          <table:table-cell table:style-name="ce7" office:value-type="float" office:value="30000" calcext:value-type="float">
            <text:p>$30,000</text:p>
          </table:table-cell>
          <table:table-cell table:number-columns-repeated="2"/>
          <table:table-cell table:style-name="ce20" office:value-type="string" calcext:value-type="string">
            <text:p>merchHoodieMargin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galComplianceYearThree</text:p>
          </table:table-cell>
          <table:table-cell table:style-name="ce7" office:value-type="float" office:value="40000" calcext:value-type="float">
            <text:p>$40,000</text:p>
          </table:table-cell>
          <table:table-cell table:number-columns-repeated="2"/>
          <table:table-cell table:style-name="ce20" office:value-type="string" calcext:value-type="string">
            <text:p>merchBackpackPrice</text:p>
          </table:table-cell>
          <table:table-cell table:style-name="ce20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rketingBudgetYearOne</text:p>
          </table:table-cell>
          <table:table-cell table:style-name="ce7" office:value-type="float" office:value="80000" calcext:value-type="float">
            <text:p>$80,000</text:p>
          </table:table-cell>
          <table:table-cell table:number-columns-repeated="2"/>
          <table:table-cell table:style-name="ce20" office:value-type="string" calcext:value-type="string">
            <text:p>merchBackpackMargin</text:p>
          </table:table-cell>
          <table:table-cell table:style-name="ce20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rketingBudgetYearTwo</text:p>
          </table:table-cell>
          <table:table-cell table:style-name="ce7" office:value-type="float" office:value="120000" calcext:value-type="float">
            <text:p>$120,000</text:p>
          </table:table-cell>
          <table:table-cell table:number-columns-repeated="2"/>
          <table:table-cell table:style-name="ce20" office:value-type="string" calcext:value-type="string">
            <text:p>merchAvgPrice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rketingBudgetYearThree</text:p>
          </table:table-cell>
          <table:table-cell table:style-name="ce7" office:value-type="float" office:value="1000000" calcext:value-type="float">
            <text:p>$1,000,000</text:p>
          </table:table-cell>
          <table:table-cell table:number-columns-repeated="2"/>
          <table:table-cell table:style-name="ce20" office:value-type="string" calcext:value-type="string">
            <text:p>merchAvgMargin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acContentWithoutFreeMerchan</text:p>
          </table:table-cell>
          <table:table-cell table:style-name="ce7" office:value-type="float" office:value="18" calcext:value-type="float">
            <text:p>$18</text:p>
          </table:table-cell>
          <table:table-cell table:number-columns-repeated="2"/>
          <table:table-cell table:style-name="ce5" office:value-type="string" calcext:value-type="string">
            <text:p>merchAvgProfit</text:p>
          </table:table-cell>
          <table:table-cell table:style-name="ce8" table:formula="of:=merchAvgPrice * merchAvgMargin / 100" office:value-type="float" office:value="13.44" calcext:value-type="float">
            <text:p>$13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acDigitalWithoutFreeMerchan</text:p>
          </table:table-cell>
          <table:table-cell table:style-name="ce7" office:value-type="float" office:value="20" calcext:value-type="float">
            <text:p>$20</text:p>
          </table:table-cell>
          <table:table-cell table:number-columns-repeated="2"/>
          <table:table-cell table:style-name="ce5" office:value-type="string" calcext:value-type="string">
            <text:p>merchOffsetSubsCalc</text:p>
          </table:table-cell>
          <table:table-cell table:style-name="ce8" table:formula="of:=merchAttachRate / 100 * merchAvgProfit" office:value-type="float" office:value="0" calcext:value-type="float">
            <text:p>$0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reeMerchanCost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table:style-name="ce5" office:value-type="string" calcext:value-type="string">
            <text:p>cacReductionPercent</text:p>
          </table:table-cell>
          <table:table-cell table:style-name="ce23" table:formula="of:=ROUND(merchOffsetSubsCalc / cacDigital * 100; 1)" office:value-type="float" office:value="0" calcext:value-type="float">
            <text:p>0.00</text:p>
          </table:table-cell>
          <table:table-cell/>
          <table:table-cell table:style-name="ce28" office:value-type="string" calcext:value-type="string">
            <text:p>tamBitcoinUsers</text:p>
          </table:table-cell>
          <table:table-cell table:style-name="ce28" office:value-type="float" office:value="3000000" calcext:value-type="float">
            <text:p>300000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reeMerchanCacReductionPercent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5"/>
          <table:table-cell table:style-name="ce28" office:value-type="string" calcext:value-type="string">
            <text:p>tamPasswordMgrUsers</text:p>
          </table:table-cell>
          <table:table-cell table:style-name="ce28" office:value-type="float" office:value="4000000" calcext:value-type="float">
            <text:p>40000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acContent</text:p>
          </table:table-cell>
          <table:table-cell table:style-name="ce7" table:formula="of:=(cacDigitalWithoutFreeMerchan * (100 - freeMerchanCacReductionPercent)/100) + freeMerchanCost" office:value-type="float" office:value="21" calcext:value-type="float">
            <text:p>$21</text:p>
          </table:table-cell>
          <table:table-cell table:number-columns-repeated="2"/>
          <table:table-cell table:style-name="ce21" office:value-type="string" calcext:value-type="string">
            <text:p>marketplaceBuildStartMonth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8" office:value-type="string" calcext:value-type="string">
            <text:p>tamPrivateSecUsers</text:p>
          </table:table-cell>
          <table:table-cell table:style-name="ce28" office:value-type="float" office:value="1500000" calcext:value-type="float">
            <text:p>15000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acDigital</text:p>
          </table:table-cell>
          <table:table-cell table:style-name="ce7" table:formula="of:=(cacDigitalWithoutFreeMerchan * (100 - freeMerchanCacReductionPercent)/100) + freeMerchanCost" office:value-type="float" office:value="21" calcext:value-type="float">
            <text:p>$21</text:p>
          </table:table-cell>
          <table:table-cell table:number-columns-repeated="2"/>
          <table:table-cell table:style-name="ce21" office:value-type="string" calcext:value-type="string">
            <text:p>marketplaceBuildEndMonth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8" office:value-type="string" calcext:value-type="string">
            <text:p>tamPhysicalVaultUsers</text:p>
          </table:table-cell>
          <table:table-cell table:style-name="ce28" office:value-type="float" office:value="500000" calcext:value-type="float">
            <text:p>5000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udgetContent</text:p>
          </table:table-cell>
          <table:table-cell table:style-name="ce7" office:value-type="float" office:value="25000" calcext:value-type="float">
            <text:p>$25,000</text:p>
          </table:table-cell>
          <table:table-cell table:number-columns-repeated="2"/>
          <table:table-cell table:style-name="ce21" office:value-type="string" calcext:value-type="string">
            <text:p>betaLaunchStartMonth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8" office:value-type="string" calcext:value-type="string">
            <text:p>tamSubsGlobal</text:p>
          </table:table-cell>
          <table:table-cell table:style-name="ce29" table:formula="of:=tamBitcoinUsers + tamPasswordMgrUsers + tamPrivateSecUsers + tamPhysicalVaultUsers" office:value-type="float" office:value="9000000" calcext:value-type="float">
            <text:p>90000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udgetDigital</text:p>
          </table:table-cell>
          <table:table-cell table:style-name="ce7" office:value-type="float" office:value="60000" calcext:value-type="float">
            <text:p>$60,000</text:p>
          </table:table-cell>
          <table:table-cell table:number-columns-repeated="2"/>
          <table:table-cell table:style-name="ce21" office:value-type="string" calcext:value-type="string">
            <text:p>betaLaunchEndMonth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8" office:value-type="string" calcext:value-type="string">
            <text:p>samPercentOfTam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PerThousandYearOne</text:p>
          </table:table-cell>
          <table:table-cell table:style-name="ce7" office:value-type="float" office:value="50" calcext:value-type="float">
            <text:p>$50</text:p>
          </table:table-cell>
          <table:table-cell table:number-columns-repeated="2"/>
          <table:table-cell table:style-name="ce21" office:value-type="string" calcext:value-type="string">
            <text:p>marketplaceScaleStartMonth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8" office:value-type="string" calcext:value-type="string">
            <text:p>samSubs</text:p>
          </table:table-cell>
          <table:table-cell table:style-name="ce29" table:formula="of:=ROUND(tamSubsGlobal * samPercentOfTam / 100; -5)" office:value-type="float" office:value="1400000" calcext:value-type="float">
            <text:p>14000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PerThousandYearTwo</text:p>
          </table:table-cell>
          <table:table-cell table:style-name="ce7" office:value-type="float" office:value="50" calcext:value-type="float">
            <text:p>$50</text:p>
          </table:table-cell>
          <table:table-cell table:number-columns-repeated="2"/>
          <table:table-cell table:style-name="ce21" office:value-type="string" calcext:value-type="string">
            <text:p>marketplaceScaleEndMonth</text:p>
          </table:table-cell>
          <table:table-cell table:style-name="ce21" office:value-type="float" office:value="12" calcext:value-type="float">
            <text:p>12</text:p>
          </table:table-cell>
          <table:table-cell/>
          <table:table-cell table:style-name="ce28" office:value-type="string" calcext:value-type="string">
            <text:p>targetShareSubs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PerThousandYearThree</text:p>
          </table:table-cell>
          <table:table-cell table:style-name="ce7" office:value-type="float" office:value="50" calcext:value-type="float">
            <text:p>$50</text:p>
          </table:table-cell>
          <table:table-cell table:number-columns-repeated="2"/>
          <table:table-cell table:style-name="ce21" office:value-type="string" calcext:value-type="string">
            <text:p>mvpDate</text:p>
          </table:table-cell>
          <table:table-cell table:style-name="ce24" office:value-type="date" office:date-value="2024-11-30" calcext:value-type="date">
            <text:p>Nov 30, 2024</text:p>
          </table:table-cell>
          <table:table-cell/>
          <table:table-cell table:style-name="ce28" office:value-type="string" calcext:value-type="string">
            <text:p>targetSubsCountk</text:p>
          </table:table-cell>
          <table:table-cell table:style-name="ce29" table:formula="of:=ROUND(samSubs * targetShareSubs / 100 / 1000; 0)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1" office:value-type="string" calcext:value-type="string">
            <text:p>betaTenDate</text:p>
          </table:table-cell>
          <table:table-cell table:style-name="ce24" office:value-type="date" office:date-value="2024-12-10" calcext:value-type="date">
            <text:p>Dec 10, 202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1" office:value-type="string" calcext:value-type="string">
            <text:p>betaEndDate</text:p>
          </table:table-cell>
          <table:table-cell table:style-name="ce25" office:value-type="date" office:date-value="2025-02-01" calcext:value-type="date">
            <text:p>Feb 20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1" office:value-type="string" calcext:value-type="string">
            <text:p>scaleMktDate</text:p>
          </table:table-cell>
          <table:table-cell table:style-name="ce25" office:value-type="date" office:date-value="2025-03-01" calcext:value-type="date">
            <text:p>Mar 20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1" office:value-type="string" calcext:value-type="string">
            <text:p>kCustomersDate</text:p>
          </table:table-cell>
          <table:table-cell table:style-name="ce25" office:value-type="date" office:date-value="2025-06-01" calcext:value-type="date">
            <text:p>Jun 2025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5" office:value-type="string" calcext:value-type="string">
            <text:p>patrickCostBasic</text:p>
          </table:table-cell>
          <table:table-cell table:style-name="ce8" table:formula="of:=computeHoursBasic * computePowerWatts / 1000 * electricityCostPerKwh * weeklyRunsPerMonth" office:value-type="float" office:value="0.35952" calcext:value-type="float">
            <text:p>$0.36</text:p>
          </table:table-cell>
          <table:table-cell table:style-name="ce5" office:value-type="string" calcext:value-type="string">
            <text:p>patrickGrossBasic</text:p>
          </table:table-cell>
          <table:table-cell table:style-name="ce8" table:formula="of:=patrickCostBasic * patrickMarkupBasic" office:value-type="float" office:value="0.8988" calcext:value-type="float">
            <text:p>$0.90</text:p>
          </table:table-cell>
          <table:table-cell table:style-name="ce5" office:value-type="string" calcext:value-type="string">
            <text:p>patrickProfitBasic</text:p>
          </table:table-cell>
          <table:table-cell table:style-name="ce8" table:formula="of:=patrickGrossBasic - patrickCostBasic" office:value-type="float" office:value="0.53928" calcext:value-type="float">
            <text:p>$0.54</text:p>
          </table:table-cell>
          <table:table-cell table:style-name="ce5" office:value-type="string" calcext:value-type="string">
            <text:p>markRevenueBasic</text:p>
          </table:table-cell>
          <table:table-cell table:style-name="ce8" table:formula="of:=subBasicPrice * markPlatformFeePercent / 100" office:value-type="float" office:value="0.3495333333" calcext:value-type="float">
            <text:p>$0.35</text:p>
          </table:table-cell>
          <table:table-cell table:style-name="ce5" office:value-type="string" calcext:value-type="string">
            <text:p>subBasicPrice</text:p>
          </table:table-cell>
          <table:table-cell table:style-name="ce8" table:formula="of:=(patrickGrossBasic / (1 - markPlatformFeePercent/100))" office:value-type="float" office:value="1.248333333" calcext:value-type="float">
            <text:p>$1.2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patrickCostMedium</text:p>
          </table:table-cell>
          <table:table-cell table:style-name="ce8" table:formula="of:=computeHoursMedium * computePowerWatts / 1000 * electricityCostPerKwh * weeklyRunsPerMonth" office:value-type="float" office:value="4.31424" calcext:value-type="float">
            <text:p>$4.31</text:p>
          </table:table-cell>
          <table:table-cell table:style-name="ce5" office:value-type="string" calcext:value-type="string">
            <text:p>patrickGrossMedium</text:p>
          </table:table-cell>
          <table:table-cell table:style-name="ce8" table:formula="of:=patrickCostMedium * patrickMarkupMedium" office:value-type="float" office:value="12.94272" calcext:value-type="float">
            <text:p>$12.94</text:p>
          </table:table-cell>
          <table:table-cell table:style-name="ce5" office:value-type="string" calcext:value-type="string">
            <text:p>patrickProfitMedium</text:p>
          </table:table-cell>
          <table:table-cell table:style-name="ce8" table:formula="of:=patrickGrossMedium - patrickCostMedium" office:value-type="float" office:value="8.62848" calcext:value-type="float">
            <text:p>$8.63</text:p>
          </table:table-cell>
          <table:table-cell table:style-name="ce5" office:value-type="string" calcext:value-type="string">
            <text:p>markRevenueMedium</text:p>
          </table:table-cell>
          <table:table-cell table:style-name="ce8" table:formula="of:=subMediumPrice * markPlatformFeePercent / 100" office:value-type="float" office:value="5.04" calcext:value-type="float">
            <text:p>$5.04</text:p>
          </table:table-cell>
          <table:table-cell table:style-name="ce5" office:value-type="string" calcext:value-type="string">
            <text:p>subMediumPrice</text:p>
          </table:table-cell>
          <table:table-cell table:style-name="ce8" table:formula="of:=ROUND(patrickGrossMedium / (1 - markPlatformFeePercent/100); 0)" office:value-type="float" office:value="18" calcext:value-type="float">
            <text:p>$18.00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patrickCostProfessional</text:p>
          </table:table-cell>
          <table:table-cell table:style-name="ce8" table:formula="of:=computeHoursProfessional * computePowerWatts / 1000 * electricityCostPerKwh * weeklyRunsPerMonth" office:value-type="float" office:value="8.62848" calcext:value-type="float">
            <text:p>$8.63</text:p>
          </table:table-cell>
          <table:table-cell table:style-name="ce5" office:value-type="string" calcext:value-type="string">
            <text:p>patrickGrossProfessional</text:p>
          </table:table-cell>
          <table:table-cell table:style-name="ce8" table:formula="of:=patrickCostProfessional * patrickMarkupProfessional" office:value-type="float" office:value="30.19968" calcext:value-type="float">
            <text:p>$30.20</text:p>
          </table:table-cell>
          <table:table-cell table:style-name="ce5" office:value-type="string" calcext:value-type="string">
            <text:p>patrickProfitProfessional</text:p>
          </table:table-cell>
          <table:table-cell table:style-name="ce8" table:formula="of:=patrickGrossProfessional - patrickCostProfessional" office:value-type="float" office:value="21.5712" calcext:value-type="float">
            <text:p>$21.57</text:p>
          </table:table-cell>
          <table:table-cell table:style-name="ce5" office:value-type="string" calcext:value-type="string">
            <text:p>markRevenueProfessional</text:p>
          </table:table-cell>
          <table:table-cell table:style-name="ce8" table:formula="of:=subProfessionalPrice * markPlatformFeePercent / 100" office:value-type="float" office:value="11.76" calcext:value-type="float">
            <text:p>$11.76</text:p>
          </table:table-cell>
          <table:table-cell table:style-name="ce5" office:value-type="string" calcext:value-type="string">
            <text:p>subProfessionalPrice</text:p>
          </table:table-cell>
          <table:table-cell table:style-name="ce8" table:formula="of:=ROUND(patrickGrossProfessional / (1 - markPlatformFeePercent/100); 0)" office:value-type="float" office:value="42" calcext:value-type="float">
            <text:p>$42.00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patrickCostGolden</text:p>
          </table:table-cell>
          <table:table-cell table:style-name="ce8" table:formula="of:=computeHoursGolden * computePowerWatts / 1000 * electricityCostPerKwh * weeklyRunsPerMonth" office:value-type="float" office:value="30.19968" calcext:value-type="float">
            <text:p>$30.20</text:p>
          </table:table-cell>
          <table:table-cell table:style-name="ce5" office:value-type="string" calcext:value-type="string">
            <text:p>patrickGrossGolden</text:p>
          </table:table-cell>
          <table:table-cell table:style-name="ce8" table:formula="of:=patrickCostGolden * patrickMarkupGolden" office:value-type="float" office:value="150.9984" calcext:value-type="float">
            <text:p>$151.00</text:p>
          </table:table-cell>
          <table:table-cell table:style-name="ce5" office:value-type="string" calcext:value-type="string">
            <text:p>patrickProfitGolden</text:p>
          </table:table-cell>
          <table:table-cell table:style-name="ce8" table:formula="of:=patrickGrossGolden - patrickCostGolden" office:value-type="float" office:value="120.79872" calcext:value-type="float">
            <text:p>$120.80</text:p>
          </table:table-cell>
          <table:table-cell table:style-name="ce5" office:value-type="string" calcext:value-type="string">
            <text:p>markRevenueGolden</text:p>
          </table:table-cell>
          <table:table-cell table:style-name="ce8" table:formula="of:=subGoldenPrice * markPlatformFeePercent / 100" office:value-type="float" office:value="58.8" calcext:value-type="float">
            <text:p>$58.80</text:p>
          </table:table-cell>
          <table:table-cell table:style-name="ce5" office:value-type="string" calcext:value-type="string">
            <text:p>subGoldenPrice</text:p>
          </table:table-cell>
          <table:table-cell table:style-name="ce8" table:formula="of:=ROUND(patrickGrossGolden / (1 - markPlatformFeePercent/100); 0)" office:value-type="float" office:value="210" calcext:value-type="float">
            <text:p>$210.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 calcext:value-type="string">
            <text:p>markWeightedAvgMonthly</text:p>
          </table:table-cell>
          <table:table-cell table:style-name="ce8" table:formula="of:=markRevenueBasic * subBasicMix / 100 + markRevenueMedium * subMediumMix / 100 + markRevenueProfessional * subProfessionalMix / 100 + markRevenueGolden * subGoldenMix / 100" office:value-type="float" office:value="9.782336667" calcext:value-type="float">
            <text:p>$9.78</text:p>
          </table:table-cell>
          <table:table-cell table:style-name="ce5" office:value-type="string" calcext:value-type="string">
            <text:p>subWeightedAvgPrice</text:p>
          </table:table-cell>
          <table:table-cell table:style-name="ce8" table:formula="of:=subBasicPrice * subBasicMix / 100 + subMediumPrice * subMediumMix / 100 + subProfessionalPrice * subProfessionalMix / 100 + subGoldenPrice * subGoldenMix / 100" office:value-type="float" office:value="34.93691667" calcext:value-type="float">
            <text:p>$34.9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markWeightedAvgAnnual</text:p>
          </table:table-cell>
          <table:table-cell table:style-name="ce8" table:formula="of:=markWeightedAvgMonthly * 12" office:value-type="float" office:value="117.38804" calcext:value-type="float">
            <text:p>$117.39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monthlyRevPerSub</text:p>
          </table:table-cell>
          <table:table-cell table:style-name="ce8" table:formula="of:=markWeightedAvgMonthly" office:value-type="float" office:value="9.782336667" calcext:value-type="float">
            <text:p>$9.7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grossVolumeYearOne</text:p>
          </table:table-cell>
          <table:table-cell table:style-name="ce9" table:formula="of:=actualSubRevenueYearOne / markPlatformFeePercent * 100" office:value-type="float" office:value="865214.2857" calcext:value-type="float">
            <text:p>$865,214</text:p>
          </table:table-cell>
          <table:table-cell table:style-name="ce5" office:value-type="string" calcext:value-type="string">
            <text:p>actualSubRevenueYearOne</text:p>
          </table:table-cell>
          <table:table-cell table:style-name="ce9" table:formula="of:=ROUND(newSubsYearOne * markWeightedAvgAnnual * avgRevenueMonthsYearOne / 12; 0)" office:value-type="float" office:value="242260" calcext:value-type="float">
            <text:p>$242,260</text:p>
          </table:table-cell>
          <table:table-cell table:style-name="ce5" office:value-type="string" calcext:value-type="string">
            <text:p>paymentCostsYearOne</text:p>
          </table:table-cell>
          <table:table-cell table:style-name="ce9" table:formula="of:=grossVolumeYearOne * paymentProcessingFee / 100" office:value-type="float" office:value="25091.21429" calcext:value-type="float">
            <text:p>$25,091</text:p>
          </table:table-cell>
          <table:table-cell table:style-name="ce5" office:value-type="string" calcext:value-type="string">
            <text:p>totalOpexYearOne</text:p>
          </table:table-cell>
          <table:table-cell table:style-name="ce9" table:formula="of:=teamSalariesYearOne + infrastructureYearOne + paymentCostsYearOne + legalComplianceYearOne" office:value-type="float" office:value="295091.2143" calcext:value-type="float">
            <text:p>$295,091</text:p>
          </table:table-cell>
          <table:table-cell table:style-name="ce5" office:value-type="string" calcext:value-type="string">
            <text:p>monthlyBurnYearOne</text:p>
          </table:table-cell>
          <table:table-cell table:style-name="ce9" table:formula="of:=(totalOpexYearOne + marketingBudgetYearOne) / 12" office:value-type="float" office:value="31257.60119" calcext:value-type="float">
            <text:p>$31,258</text:p>
          </table:table-cell>
          <table:table-cell table:style-name="ce5" office:value-type="string" calcext:value-type="string">
            <text:p>actualNetIncomeYearOne</text:p>
          </table:table-cell>
          <table:table-cell table:style-name="ce9" table:formula="of:=ROUND(actualSubRevenueYearOne - totalOpexYearOne - marketingBudgetYearOne; 0)" office:value-type="float" office:value="-132831" calcext:value-type="float">
            <text:p>-$132,83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grossVolumeYearTwo</text:p>
          </table:table-cell>
          <table:table-cell table:style-name="ce9" table:formula="of:=actualSubRevenueYearTwo / markPlatformFeePercent * 100" office:value-type="float" office:value="2815250" calcext:value-type="float">
            <text:p>$2,815,250</text:p>
          </table:table-cell>
          <table:table-cell table:style-name="ce5" office:value-type="string" calcext:value-type="string">
            <text:p>actualSubRevenueYearTwo</text:p>
          </table:table-cell>
          <table:table-cell table:style-name="ce9" table:formula="of:=ROUND(retainedSubsYearTwo * markWeightedAvgAnnual + newSubsYearTwo * markWeightedAvgAnnual * avgRevenueMonthsYearOne / 12; 0)" office:value-type="float" office:value="788270" calcext:value-type="float">
            <text:p>$788,270</text:p>
          </table:table-cell>
          <table:table-cell table:style-name="ce5" office:value-type="string" calcext:value-type="string">
            <text:p>paymentCostsYearTwo</text:p>
          </table:table-cell>
          <table:table-cell table:style-name="ce9" table:formula="of:=grossVolumeYearTwo * paymentProcessingFee / 100" office:value-type="float" office:value="81642.25" calcext:value-type="float">
            <text:p>$81,642</text:p>
          </table:table-cell>
          <table:table-cell table:style-name="ce5" office:value-type="string" calcext:value-type="string">
            <text:p>totalOpexYearTwo</text:p>
          </table:table-cell>
          <table:table-cell table:style-name="ce9" table:formula="of:=teamSalariesYearTwo + infrastructureYearTwo + paymentCostsYearTwo + legalComplianceYearTwo" office:value-type="float" office:value="731642.25" calcext:value-type="float">
            <text:p>$731,642</text:p>
          </table:table-cell>
          <table:table-cell table:style-name="ce5" office:value-type="string" calcext:value-type="string">
            <text:p>monthlyBurnYearTwo</text:p>
          </table:table-cell>
          <table:table-cell table:style-name="ce9" table:formula="of:=(totalOpexYearTwo + marketingBudgetYearTwo) / 12" office:value-type="float" office:value="70970.1875" calcext:value-type="float">
            <text:p>$70,970</text:p>
          </table:table-cell>
          <table:table-cell table:style-name="ce5" office:value-type="string" calcext:value-type="string">
            <text:p>actualNetIncomeYearTwo</text:p>
          </table:table-cell>
          <table:table-cell table:style-name="ce9" table:formula="of:=ROUND(actualSubRevenueYearTwo - totalOpexYearTwo - marketingBudgetYearTwo; 0)" office:value-type="float" office:value="-63372" calcext:value-type="float">
            <text:p>-$63,37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grossVolumeYearThree</text:p>
          </table:table-cell>
          <table:table-cell table:style-name="ce9" table:formula="of:=actualSubRevenueYearThree / markPlatformFeePercent * 100" office:value-type="float" office:value="14550928.57" calcext:value-type="float">
            <text:p>$14,550,929</text:p>
          </table:table-cell>
          <table:table-cell table:style-name="ce5" office:value-type="string" calcext:value-type="string">
            <text:p>actualSubRevenueYearThree</text:p>
          </table:table-cell>
          <table:table-cell table:style-name="ce9" table:formula="of:=ROUND(retainedSubsYearThree * markWeightedAvgAnnual + newSubsYearThree * markWeightedAvgAnnual * avgRevenueMonthsYearOne / 12; 0)" office:value-type="float" office:value="4074260" calcext:value-type="float">
            <text:p>$4,074,260</text:p>
          </table:table-cell>
          <table:table-cell table:style-name="ce5" office:value-type="string" calcext:value-type="string">
            <text:p>paymentCostsYearThree</text:p>
          </table:table-cell>
          <table:table-cell table:style-name="ce9" table:formula="of:=grossVolumeYearThree * paymentProcessingFee / 100" office:value-type="float" office:value="421976.9286" calcext:value-type="float">
            <text:p>$421,977</text:p>
          </table:table-cell>
          <table:table-cell table:style-name="ce5" office:value-type="string" calcext:value-type="string">
            <text:p>totalOpexYearThree</text:p>
          </table:table-cell>
          <table:table-cell table:style-name="ce9" table:formula="of:=teamSalariesYearThree + infrastructureYearThree + paymentCostsYearThree + legalComplianceYearThree" office:value-type="float" office:value="1701976.929" calcext:value-type="float">
            <text:p>$1,701,977</text:p>
          </table:table-cell>
          <table:table-cell table:style-name="ce5" office:value-type="string" calcext:value-type="string">
            <text:p>monthlyBurnYearThree</text:p>
          </table:table-cell>
          <table:table-cell table:style-name="ce9" table:formula="of:=(totalOpexYearThree + marketingBudgetYearThree) / 12" office:value-type="float" office:value="225164.744" calcext:value-type="float">
            <text:p>$225,165</text:p>
          </table:table-cell>
          <table:table-cell table:style-name="ce5" office:value-type="string" calcext:value-type="string">
            <text:p>actualNetIncomeYearThree</text:p>
          </table:table-cell>
          <table:table-cell table:style-name="ce9" table:formula="of:=ROUND(actualSubRevenueYearThree - totalOpexYearThree - marketingBudgetYearThree; 0)" office:value-type="float" office:value="1372283" calcext:value-type="float">
            <text:p>$1,372,283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 calcext:value-type="string">
            <text:p>subTrueGrossMargin</text:p>
          </table:table-cell>
          <table:table-cell table:style-name="ce18" table:formula="of:=ROUND(subGrossMargin - paymentProcessingFee / markPlatformFeePercent * 100; 1)" office:value-type="float" office:value="84.6" calcext:value-type="float">
            <text:p>84.6</text:p>
          </table:table-cell>
          <table:table-cell table:number-columns-repeated="4"/>
          <table:table-cell table:style-name="ce5" office:value-type="string" calcext:value-type="string">
            <text:p>seedRunwayMonths</text:p>
          </table:table-cell>
          <table:table-cell table:style-name="ce30" table:formula="of:=ROUND(cashAfterSeed / monthlyBurnYearOne; 0)"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5" office:value-type="string" calcext:value-type="string">
            <text:p>breakevenMonthRaw</text:p>
          </table:table-cell>
          <table:table-cell table:style-name="ce11" table:formula="of:=(2 * monthlyBurnYearOne) / (subsPerMonth * monthlyRevPerSub) - 1" office:value-type="float" office:value="19.12793895" calcext:value-type="float">
            <text:p>19.13</text:p>
          </table:table-cell>
          <table:table-cell table:style-name="ce5" office:value-type="string" calcext:value-type="string">
            <text:p>breakevenSubscribersRaw</text:p>
          </table:table-cell>
          <table:table-cell table:style-name="ce12" table:formula="of:=breakevenMonth * subsPerMonth" office:value-type="float" office:value="6032.5" calcext:value-type="float">
            <text:p>6033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5" office:value-type="string" calcext:value-type="string">
            <text:p>breakevenMonth</text:p>
          </table:table-cell>
          <table:table-cell table:style-name="ce12" table:formula="of:=ROUND(MIN(MAX(breakevenMonthRaw; 12); 36); 0)" office:value-type="float" office:value="19" calcext:value-type="float">
            <text:p>19</text:p>
          </table:table-cell>
          <table:table-cell table:style-name="ce5" office:value-type="string" calcext:value-type="string">
            <text:p>breakevenSubscribers</text:p>
          </table:table-cell>
          <table:table-cell table:style-name="ce12" table:formula="of:=ROUND(breakevenSubscribersRaw; -1)" office:value-type="float" office:value="6030" calcext:value-type="float">
            <text:p>603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subRevenueYearOne</text:p>
          </table:table-cell>
          <table:table-cell table:style-name="ce9" table:formula="of:=markWeightedAvgAnnual * totalSubsYearOne" office:value-type="float" office:value="447248.4324" calcext:value-type="float">
            <text:p>$447,248</text:p>
          </table:table-cell>
          <table:table-cell/>
          <table:table-cell table:style-name="ce5" office:value-type="string" calcext:value-type="string">
            <text:p>subARRYearOne</text:p>
          </table:table-cell>
          <table:table-cell table:style-name="ce9" table:formula="of:=totalSubsYearOne * markWeightedAvgMonthly * 12" office:value-type="float" office:value="447248.4324" calcext:value-type="float">
            <text:p>$447,2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ubRevenueYearTwo</text:p>
          </table:table-cell>
          <table:table-cell table:style-name="ce9" table:formula="of:=markWeightedAvgAnnual * totalSubsYearTwo" office:value-type="float" office:value="1095699.965" calcext:value-type="float">
            <text:p>$1,095,700</text:p>
          </table:table-cell>
          <table:table-cell/>
          <table:table-cell table:style-name="ce5" office:value-type="string" calcext:value-type="string">
            <text:p>subARRYearTwo</text:p>
          </table:table-cell>
          <table:table-cell table:style-name="ce9" table:formula="of:=totalSubsYearTwo * markWeightedAvgMonthly * 12" office:value-type="float" office:value="1095699.965" calcext:value-type="float">
            <text:p>$1,095,700</text:p>
          </table:table-cell>
          <table:table-cell/>
          <table:table-cell table:style-name="ce5" office:value-type="string" calcext:value-type="string">
            <text:p>growthRateYearOneTwo</text:p>
          </table:table-cell>
          <table:table-cell table:style-name="ce10" table:formula="of:=(subARRYearTwo / subARRYearOne - 1) * 100" office:value-type="float" office:value="144.9868766" calcext:value-type="float">
            <text:p>144.986876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bRevenueYearThree</text:p>
          </table:table-cell>
          <table:table-cell table:style-name="ce9" table:formula="of:=markWeightedAvgAnnual * totalSubsYearThree" office:value-type="float" office:value="6636298.065" calcext:value-type="float">
            <text:p>$6,636,298</text:p>
          </table:table-cell>
          <table:table-cell/>
          <table:table-cell table:style-name="ce5" office:value-type="string" calcext:value-type="string">
            <text:p>subARRYearThree</text:p>
          </table:table-cell>
          <table:table-cell table:style-name="ce9" table:formula="of:=totalSubsYearThree * markWeightedAvgMonthly * 12" office:value-type="float" office:value="6636298.065" calcext:value-type="float">
            <text:p>$6,636,298</text:p>
          </table:table-cell>
          <table:table-cell/>
          <table:table-cell table:style-name="ce5" office:value-type="string" calcext:value-type="string">
            <text:p>growthRateYearTwoThree</text:p>
          </table:table-cell>
          <table:table-cell table:style-name="ce10" table:formula="of:=(subARRYearThree / subARRYearTwo - 1) * 100" office:value-type="float" office:value="505.6674523" calcext:value-type="float">
            <text:p>505.667452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baseNewSubsYearOne</text:p>
          </table:table-cell>
          <table:table-cell table:style-name="ce10" table:formula="of:=ROUND(marketingBudgetYearOne / cacDigital; 0)" office:value-type="float" office:value="3810" calcext:value-type="float">
            <text:p>3810</text:p>
          </table:table-cell>
          <table:table-cell/>
          <table:table-cell table:style-name="ce5" office:value-type="string" calcext:value-type="string">
            <text:p>newSubsYearOne</text:p>
          </table:table-cell>
          <table:table-cell table:style-name="ce10" table:formula="of:=baseNewSubsYearOne" office:value-type="float" office:value="3810" calcext:value-type="float">
            <text:p>3810</text:p>
          </table:table-cell>
          <table:table-cell/>
          <table:table-cell table:style-name="ce5" office:value-type="string" calcext:value-type="string">
            <text:p>totalSubsYearOne</text:p>
          </table:table-cell>
          <table:table-cell table:style-name="ce10" table:formula="of:=ROUND(newSubsYearOne; 0)" office:value-type="float" office:value="3810" calcext:value-type="float">
            <text:p>3810</text:p>
          </table:table-cell>
          <table:table-cell/>
          <table:table-cell table:style-name="ce5" office:value-type="string" calcext:value-type="string">
            <text:p>retainedSubsYearTwo</text:p>
          </table:table-cell>
          <table:table-cell table:style-name="ce10" table:formula="of:=ROUND(totalSubsYearOne * (1 - churnYearOne/100); 0)" office:value-type="float" office:value="3620" calcext:value-type="float">
            <text:p>362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eNewSubsYearTwo</text:p>
          </table:table-cell>
          <table:table-cell table:style-name="ce10" table:formula="of:=ROUND(marketingBudgetYearTwo / cacDigital; 0)" office:value-type="float" office:value="5714" calcext:value-type="float">
            <text:p>5714</text:p>
          </table:table-cell>
          <table:table-cell/>
          <table:table-cell table:style-name="ce5" office:value-type="string" calcext:value-type="string">
            <text:p>newSubsYearTwo</text:p>
          </table:table-cell>
          <table:table-cell table:style-name="ce10" table:formula="of:=baseNewSubsYearTwo" office:value-type="float" office:value="5714" calcext:value-type="float">
            <text:p>5714</text:p>
          </table:table-cell>
          <table:table-cell/>
          <table:table-cell table:style-name="ce5" office:value-type="string" calcext:value-type="string">
            <text:p>totalSubsYearTwo</text:p>
          </table:table-cell>
          <table:table-cell table:style-name="ce10" table:formula="of:=ROUND(totalSubsYearOne * (1 - churnYearOne/100) + newSubsYearTwo; 0)" office:value-type="float" office:value="9334" calcext:value-type="float">
            <text:p>9334</text:p>
          </table:table-cell>
          <table:table-cell/>
          <table:table-cell table:style-name="ce5" office:value-type="string" calcext:value-type="string">
            <text:p>retainedSubsYearThree</text:p>
          </table:table-cell>
          <table:table-cell table:style-name="ce10" table:formula="of:=ROUND(totalSubsYearTwo * (1 - churnYearTwo/100); 0)" office:value-type="float" office:value="8914" calcext:value-type="float">
            <text:p>89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eNewSubsYearThree</text:p>
          </table:table-cell>
          <table:table-cell table:style-name="ce10" table:formula="of:=ROUND(marketingBudgetYearThree / cacDigital; 0)" office:value-type="float" office:value="47619" calcext:value-type="float">
            <text:p>47619</text:p>
          </table:table-cell>
          <table:table-cell/>
          <table:table-cell table:style-name="ce5" office:value-type="string" calcext:value-type="string">
            <text:p>newSubsYearThree</text:p>
          </table:table-cell>
          <table:table-cell table:style-name="ce10" table:formula="of:=baseNewSubsYearThree" office:value-type="float" office:value="47619" calcext:value-type="float">
            <text:p>47619</text:p>
          </table:table-cell>
          <table:table-cell/>
          <table:table-cell table:style-name="ce5" office:value-type="string" calcext:value-type="string">
            <text:p>totalSubsYearThree</text:p>
          </table:table-cell>
          <table:table-cell table:style-name="ce10" table:formula="of:=ROUND(totalSubsYearTwo * (1 - churnYearTwo/100) + newSubsYearThree; 0)" office:value-type="float" office:value="56533" calcext:value-type="float">
            <text:p>56533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 calcext:value-type="string">
            <text:p>subsPerMonth</text:p>
          </table:table-cell>
          <table:table-cell table:style-name="ce10" table:formula="of:=totalSubsYearOne / 12" office:value-type="float" office:value="317.5" calcext:value-type="float">
            <text:p>317.5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theoreticalLifetimeYears</text:p>
          </table:table-cell>
          <table:table-cell table:style-name="ce11" table:formula="of:=1 / avgAnnualChurn" office:value-type="float" office:value="22.22222222" calcext:value-type="float">
            <text:p>22.22</text:p>
          </table:table-cell>
          <table:table-cell/>
          <table:table-cell table:style-name="ce19" office:value-type="string" calcext:value-type="string">
            <text:p>ruleOfFortyScore</text:p>
          </table:table-cell>
          <table:table-cell table:style-name="ce22" table:formula="of:=growthRateYearTwoThree + subGrossMargin" office:value-type="float" office:value="600.6674523" calcext:value-type="float">
            <text:p>600.667452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ltvYearsUsed</text:p>
          </table:table-cell>
          <table:table-cell table:style-name="ce12" table:formula="of:=MIN(theoreticalLifetimeYears; ltvCapYears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bAnnualGrossProfit</text:p>
          </table:table-cell>
          <table:table-cell table:style-name="ce8" table:formula="of:=markWeightedAvgAnnual * subGrossMargin / 100" office:value-type="float" office:value="111.518638" calcext:value-type="float">
            <text:p>$111.5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bLTV</text:p>
          </table:table-cell>
          <table:table-cell table:style-name="ce8" table:formula="of:=subAnnualGrossProfit * ltvYearsUsed" office:value-type="float" office:value="780.630466" calcext:value-type="float">
            <text:p>$780.6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bMonthlyGrossProfit</text:p>
          </table:table-cell>
          <table:table-cell table:style-name="ce8" table:formula="of:=markWeightedAvgMonthly * subGrossMargin / 100" office:value-type="float" office:value="9.293219833" calcext:value-type="float">
            <text:p>$9.2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bPaybackMonths</text:p>
          </table:table-cell>
          <table:table-cell table:style-name="ce10" table:formula="of:=ROUND((cacDigital - merchOffsetSubsCalc) / subMonthlyGrossProfit; 1)" office:value-type="float" office:value="2.3" calcext:value-type="float">
            <text:p>2.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vgAnnualChurn</text:p>
          </table:table-cell>
          <table:table-cell table:style-name="ce10" table:formula="of:=(churnYearOne + churnYearTwo + churnYearThree) / 3 / 100" office:value-type="float" office:value="0.045" calcext:value-type="float">
            <text:p>0.045</text:p>
          </table:table-cell>
          <table:table-cell table:number-columns-repeated="1022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ctualNetIncomeYearOne" table:base-cell-address="$Sheet1.$A$1" table:cell-range-address="$Sheet1.$L$61"/>
        <table:named-range table:name="actualNetIncomeYearThree" table:base-cell-address="$Sheet1.$A$1" table:cell-range-address="$Sheet1.$L$63"/>
        <table:named-range table:name="actualNetIncomeYearTwo" table:base-cell-address="$Sheet1.$A$1" table:cell-range-address="$Sheet1.$L$62"/>
        <table:named-range table:name="actualSubRevenueYearOne" table:base-cell-address="$Sheet1.$A$1" table:cell-range-address="$Sheet1.$D$61"/>
        <table:named-range table:name="actualSubRevenueYearThree" table:base-cell-address="$Sheet1.$A$1" table:cell-range-address="$Sheet1.$D$63"/>
        <table:named-range table:name="actualSubRevenueYearTwo" table:base-cell-address="$Sheet1.$A$1" table:cell-range-address="$Sheet1.$D$62"/>
        <table:named-range table:name="arrMultiple" table:base-cell-address="$Sheet1.$A$1" table:cell-range-address="$Sheet1.$H$19"/>
        <table:named-range table:name="avgAnnualChurn" table:base-cell-address="$Sheet1.$A$1" table:cell-range-address="$Sheet1.$B$89"/>
        <table:named-range table:name="avgRevenueMonthsYearOne" table:base-cell-address="$Sheet1.$A$1" table:cell-range-address="$Sheet1.$D$22"/>
        <table:named-range table:name="baseNewSubsYearOne" table:base-cell-address="$Sheet1.$A$1" table:cell-range-address="$Sheet1.$B$74"/>
        <table:named-range table:name="baseNewSubsYearThree" table:base-cell-address="$Sheet1.$A$1" table:cell-range-address="$Sheet1.$B$76"/>
        <table:named-range table:name="baseNewSubsYearTwo" table:base-cell-address="$Sheet1.$A$1" table:cell-range-address="$Sheet1.$B$75"/>
        <table:named-range table:name="betaEndDate" table:base-cell-address="$Sheet1.$A$1" table:cell-range-address="$Sheet1.$F$43"/>
        <table:named-range table:name="betaLaunchEndMonth" table:base-cell-address="$Sheet1.$A$1" table:cell-range-address="$Sheet1.$F$38"/>
        <table:named-range table:name="betaLaunchStartMonth" table:base-cell-address="$Sheet1.$A$1" table:cell-range-address="$Sheet1.$F$37"/>
        <table:named-range table:name="betaTenDate" table:base-cell-address="$Sheet1.$A$1" table:cell-range-address="$Sheet1.$F$42"/>
        <table:named-range table:name="betaUsers" table:base-cell-address="$Sheet1.$A$1" table:cell-range-address="$Sheet1.$D$20"/>
        <table:named-range table:name="breakevenMonth" table:base-cell-address="$Sheet1.$A$1" table:cell-range-address="$Sheet1.$J$68"/>
        <table:named-range table:name="breakevenMonthRaw" table:base-cell-address="$Sheet1.$A$1" table:cell-range-address="$Sheet1.$J$67"/>
        <table:named-range table:name="breakevenSubscribers" table:base-cell-address="$Sheet1.$A$1" table:cell-range-address="$Sheet1.$L$68"/>
        <table:named-range table:name="breakevenSubscribersRaw" table:base-cell-address="$Sheet1.$A$1" table:cell-range-address="$Sheet1.$L$67"/>
        <table:named-range table:name="budgetContent" table:base-cell-address="$Sheet1.$A$1" table:cell-range-address="$Sheet1.$B$37"/>
        <table:named-range table:name="budgetDigital" table:base-cell-address="$Sheet1.$A$1" table:cell-range-address="$Sheet1.$B$38"/>
        <table:named-range table:name="cacContent" table:base-cell-address="$Sheet1.$A$1" table:cell-range-address="$Sheet1.$B$35"/>
        <table:named-range table:name="cacContentWithoutFreeMerchan" table:base-cell-address="$Sheet1.$A$1" table:cell-range-address="$Sheet1.$B$31"/>
        <table:named-range table:name="cacDigital" table:base-cell-address="$Sheet1.$A$1" table:cell-range-address="$Sheet1.$B$36"/>
        <table:named-range table:name="cacDigitalWithoutFreeMerchan" table:base-cell-address="$Sheet1.$A$1" table:cell-range-address="$Sheet1.$B$32"/>
        <table:named-range table:name="cacReductionPercent" table:base-cell-address="$Sheet1.$A$1" table:cell-range-address="$Sheet1.$F$33"/>
        <table:named-range table:name="cashAfterSeed" table:base-cell-address="$Sheet1.$A$1" table:cell-range-address="$Sheet1.$J$5"/>
        <table:named-range table:name="cashAfterSeriesA" table:base-cell-address="$Sheet1.$A$1" table:cell-range-address="$Sheet1.$J$14"/>
        <table:named-range table:name="churnYearOne" table:base-cell-address="$Sheet1.$A$1" table:cell-range-address="$Sheet1.$D$16"/>
        <table:named-range table:name="churnYearThree" table:base-cell-address="$Sheet1.$A$1" table:cell-range-address="$Sheet1.$D$18"/>
        <table:named-range table:name="churnYearTwo" table:base-cell-address="$Sheet1.$A$1" table:cell-range-address="$Sheet1.$D$17"/>
        <table:named-range table:name="computeHoursBasic" table:base-cell-address="$Sheet1.$A$1" table:cell-range-address="$Sheet1.$D$5"/>
        <table:named-range table:name="computeHoursGolden" table:base-cell-address="$Sheet1.$A$1" table:cell-range-address="$Sheet1.$D$8"/>
        <table:named-range table:name="computeHoursMedium" table:base-cell-address="$Sheet1.$A$1" table:cell-range-address="$Sheet1.$D$6"/>
        <table:named-range table:name="computeHoursProfessional" table:base-cell-address="$Sheet1.$A$1" table:cell-range-address="$Sheet1.$D$7"/>
        <table:named-range table:name="computePowerWatts" table:base-cell-address="$Sheet1.$A$1" table:cell-range-address="$Sheet1.$B$6"/>
        <table:named-range table:name="custPerThousandYearOne" table:base-cell-address="$Sheet1.$A$1" table:cell-range-address="$Sheet1.$B$39"/>
        <table:named-range table:name="custPerThousandYearThree" table:base-cell-address="$Sheet1.$A$1" table:cell-range-address="$Sheet1.$B$41"/>
        <table:named-range table:name="custPerThousandYearTwo" table:base-cell-address="$Sheet1.$A$1" table:cell-range-address="$Sheet1.$B$40"/>
        <table:named-range table:name="electricityCostPerKwh" table:base-cell-address="$Sheet1.$A$1" table:cell-range-address="$Sheet1.$B$5"/>
        <table:named-range table:name="freeMerchanCacReductionPercent" table:base-cell-address="$Sheet1.$A$1" table:cell-range-address="$Sheet1.$B$34"/>
        <table:named-range table:name="freeMerchanCost" table:base-cell-address="$Sheet1.$A$1" table:cell-range-address="$Sheet1.$B$33"/>
        <table:named-range table:name="freeMerchAttachRate" table:base-cell-address="$Sheet1.$A$1" table:cell-range-address="$Sheet1.$F$16"/>
        <table:named-range table:name="grossVolumeYearOne" table:base-cell-address="$Sheet1.$A$1" table:cell-range-address="$Sheet1.$B$61"/>
        <table:named-range table:name="grossVolumeYearThree" table:base-cell-address="$Sheet1.$A$1" table:cell-range-address="$Sheet1.$B$63"/>
        <table:named-range table:name="grossVolumeYearTwo" table:base-cell-address="$Sheet1.$A$1" table:cell-range-address="$Sheet1.$B$62"/>
        <table:named-range table:name="growthRateYearOneTwo" table:base-cell-address="$Sheet1.$A$1" table:cell-range-address="$Sheet1.$H$71"/>
        <table:named-range table:name="growthRateYearTwoThree" table:base-cell-address="$Sheet1.$A$1" table:cell-range-address="$Sheet1.$H$72"/>
        <table:named-range table:name="infrastructureYearOne" table:base-cell-address="$Sheet1.$A$1" table:cell-range-address="$Sheet1.$B$21"/>
        <table:named-range table:name="infrastructureYearThree" table:base-cell-address="$Sheet1.$A$1" table:cell-range-address="$Sheet1.$B$23"/>
        <table:named-range table:name="infrastructureYearTwo" table:base-cell-address="$Sheet1.$A$1" table:cell-range-address="$Sheet1.$B$22"/>
        <table:named-range table:name="kCustomersDate" table:base-cell-address="$Sheet1.$A$1" table:cell-range-address="$Sheet1.$F$45"/>
        <table:named-range table:name="legalComplianceYearOne" table:base-cell-address="$Sheet1.$A$1" table:cell-range-address="$Sheet1.$B$25"/>
        <table:named-range table:name="legalComplianceYearThree" table:base-cell-address="$Sheet1.$A$1" table:cell-range-address="$Sheet1.$B$27"/>
        <table:named-range table:name="legalComplianceYearTwo" table:base-cell-address="$Sheet1.$A$1" table:cell-range-address="$Sheet1.$B$26"/>
        <table:named-range table:name="ltvCapYears" table:base-cell-address="$Sheet1.$A$1" table:cell-range-address="$Sheet1.$D$15"/>
        <table:named-range table:name="ltvYearsUsed" table:base-cell-address="$Sheet1.$A$1" table:cell-range-address="$Sheet1.$B$84"/>
        <table:named-range table:name="marketingBudgetYearOne" table:base-cell-address="$Sheet1.$A$1" table:cell-range-address="$Sheet1.$B$28"/>
        <table:named-range table:name="marketingBudgetYearThree" table:base-cell-address="$Sheet1.$A$1" table:cell-range-address="$Sheet1.$B$30"/>
        <table:named-range table:name="marketingBudgetYearTwo" table:base-cell-address="$Sheet1.$A$1" table:cell-range-address="$Sheet1.$B$29"/>
        <table:named-range table:name="marketplaceBuildEndMonth" table:base-cell-address="$Sheet1.$A$1" table:cell-range-address="$Sheet1.$F$36"/>
        <table:named-range table:name="marketplaceBuildStartMonth" table:base-cell-address="$Sheet1.$A$1" table:cell-range-address="$Sheet1.$F$35"/>
        <table:named-range table:name="marketplaceScaleEndMonth" table:base-cell-address="$Sheet1.$A$1" table:cell-range-address="$Sheet1.$F$40"/>
        <table:named-range table:name="marketplaceScaleStartMonth" table:base-cell-address="$Sheet1.$A$1" table:cell-range-address="$Sheet1.$F$39"/>
        <table:named-range table:name="markPlatformFeePercent" table:base-cell-address="$Sheet1.$A$1" table:cell-range-address="$Sheet1.$D$13"/>
        <table:named-range table:name="markRevenueBasic" table:base-cell-address="$Sheet1.$A$1" table:cell-range-address="$Sheet1.$H$52"/>
        <table:named-range table:name="markRevenueGolden" table:base-cell-address="$Sheet1.$A$1" table:cell-range-address="$Sheet1.$H$55"/>
        <table:named-range table:name="markRevenueMedium" table:base-cell-address="$Sheet1.$A$1" table:cell-range-address="$Sheet1.$H$53"/>
        <table:named-range table:name="markRevenueProfessional" table:base-cell-address="$Sheet1.$A$1" table:cell-range-address="$Sheet1.$H$54"/>
        <table:named-range table:name="markWeightedAvgAnnual" table:base-cell-address="$Sheet1.$A$1" table:cell-range-address="$Sheet1.$H$58"/>
        <table:named-range table:name="markWeightedAvgMonthly" table:base-cell-address="$Sheet1.$A$1" table:cell-range-address="$Sheet1.$H$57"/>
        <table:named-range table:name="merchAttachRate" table:base-cell-address="$Sheet1.$A$1" table:cell-range-address="$Sheet1.$F$15"/>
        <table:named-range table:name="merchAvgMargin" table:base-cell-address="$Sheet1.$A$1" table:cell-range-address="$Sheet1.$F$30"/>
        <table:named-range table:name="merchAvgPrice" table:base-cell-address="$Sheet1.$A$1" table:cell-range-address="$Sheet1.$F$29"/>
        <table:named-range table:name="merchAvgProfit" table:base-cell-address="$Sheet1.$A$1" table:cell-range-address="$Sheet1.$F$31"/>
        <table:named-range table:name="merchBackpackMargin" table:base-cell-address="$Sheet1.$A$1" table:cell-range-address="$Sheet1.$F$28"/>
        <table:named-range table:name="merchBackpackPrice" table:base-cell-address="$Sheet1.$A$1" table:cell-range-address="$Sheet1.$F$27"/>
        <table:named-range table:name="merchCapMargin" table:base-cell-address="$Sheet1.$A$1" table:cell-range-address="$Sheet1.$F$20"/>
        <table:named-range table:name="merchCapPrice" table:base-cell-address="$Sheet1.$A$1" table:cell-range-address="$Sheet1.$F$19"/>
        <table:named-range table:name="merchHoodieMargin" table:base-cell-address="$Sheet1.$A$1" table:cell-range-address="$Sheet1.$F$26"/>
        <table:named-range table:name="merchHoodiePrice" table:base-cell-address="$Sheet1.$A$1" table:cell-range-address="$Sheet1.$F$25"/>
        <table:named-range table:name="merchMugMargin" table:base-cell-address="$Sheet1.$A$1" table:cell-range-address="$Sheet1.$F$22"/>
        <table:named-range table:name="merchMugPrice" table:base-cell-address="$Sheet1.$A$1" table:cell-range-address="$Sheet1.$F$21"/>
        <table:named-range table:name="merchOffsetSubsCalc" table:base-cell-address="$Sheet1.$A$1" table:cell-range-address="$Sheet1.$F$32"/>
        <table:named-range table:name="merchStickerMargin" table:base-cell-address="$Sheet1.$A$1" table:cell-range-address="$Sheet1.$F$24"/>
        <table:named-range table:name="merchStickerPrice" table:base-cell-address="$Sheet1.$A$1" table:cell-range-address="$Sheet1.$F$23"/>
        <table:named-range table:name="merchTshirtMargin" table:base-cell-address="$Sheet1.$A$1" table:cell-range-address="$Sheet1.$F$18"/>
        <table:named-range table:name="merchTshirtPrice" table:base-cell-address="$Sheet1.$A$1" table:cell-range-address="$Sheet1.$F$17"/>
        <table:named-range table:name="monthlyBurnYearOne" table:base-cell-address="$Sheet1.$A$1" table:cell-range-address="$Sheet1.$J$61"/>
        <table:named-range table:name="monthlyBurnYearThree" table:base-cell-address="$Sheet1.$A$1" table:cell-range-address="$Sheet1.$J$63"/>
        <table:named-range table:name="monthlyBurnYearTwo" table:base-cell-address="$Sheet1.$A$1" table:cell-range-address="$Sheet1.$J$62"/>
        <table:named-range table:name="monthlyRevPerSub" table:base-cell-address="$Sheet1.$A$1" table:cell-range-address="$Sheet1.$H$59"/>
        <table:named-range table:name="mvpDate" table:base-cell-address="$Sheet1.$A$1" table:cell-range-address="$Sheet1.$F$41"/>
        <table:named-range table:name="newSubsYearOne" table:base-cell-address="$Sheet1.$A$1" table:cell-range-address="$Sheet1.$E$74"/>
        <table:named-range table:name="newSubsYearThree" table:base-cell-address="$Sheet1.$A$1" table:cell-range-address="$Sheet1.$E$76"/>
        <table:named-range table:name="newSubsYearTwo" table:base-cell-address="$Sheet1.$A$1" table:cell-range-address="$Sheet1.$E$75"/>
        <table:named-range table:name="optimisticARRMultiple" table:base-cell-address="$Sheet1.$A$1" table:cell-range-address="$Sheet1.$H$23"/>
        <table:named-range table:name="optimisticValHigh" table:base-cell-address="$Sheet1.$A$1" table:cell-range-address="$Sheet1.$K$22"/>
        <table:named-range table:name="optimisticValLow" table:base-cell-address="$Sheet1.$A$1" table:cell-range-address="$Sheet1.$K$21"/>
        <table:named-range table:name="patrickCostBasic" table:base-cell-address="$Sheet1.$A$1" table:cell-range-address="$Sheet1.$B$52"/>
        <table:named-range table:name="patrickCostGolden" table:base-cell-address="$Sheet1.$A$1" table:cell-range-address="$Sheet1.$B$55"/>
        <table:named-range table:name="patrickCostMedium" table:base-cell-address="$Sheet1.$A$1" table:cell-range-address="$Sheet1.$B$53"/>
        <table:named-range table:name="patrickCostProfessional" table:base-cell-address="$Sheet1.$A$1" table:cell-range-address="$Sheet1.$B$54"/>
        <table:named-range table:name="patrickGrossBasic" table:base-cell-address="$Sheet1.$A$1" table:cell-range-address="$Sheet1.$D$52"/>
        <table:named-range table:name="patrickGrossGolden" table:base-cell-address="$Sheet1.$A$1" table:cell-range-address="$Sheet1.$D$55"/>
        <table:named-range table:name="patrickGrossMedium" table:base-cell-address="$Sheet1.$A$1" table:cell-range-address="$Sheet1.$D$53"/>
        <table:named-range table:name="patrickGrossProfessional" table:base-cell-address="$Sheet1.$A$1" table:cell-range-address="$Sheet1.$D$54"/>
        <table:named-range table:name="patrickMarkupBasic" table:base-cell-address="$Sheet1.$A$1" table:cell-range-address="$Sheet1.$D$9"/>
        <table:named-range table:name="patrickMarkupGolden" table:base-cell-address="$Sheet1.$A$1" table:cell-range-address="$Sheet1.$D$12"/>
        <table:named-range table:name="patrickMarkupMedium" table:base-cell-address="$Sheet1.$A$1" table:cell-range-address="$Sheet1.$D$10"/>
        <table:named-range table:name="patrickMarkupProfessional" table:base-cell-address="$Sheet1.$A$1" table:cell-range-address="$Sheet1.$D$11"/>
        <table:named-range table:name="patrickProfitBasic" table:base-cell-address="$Sheet1.$A$1" table:cell-range-address="$Sheet1.$F$52"/>
        <table:named-range table:name="patrickProfitGolden" table:base-cell-address="$Sheet1.$A$1" table:cell-range-address="$Sheet1.$F$55"/>
        <table:named-range table:name="patrickProfitMedium" table:base-cell-address="$Sheet1.$A$1" table:cell-range-address="$Sheet1.$F$53"/>
        <table:named-range table:name="patrickProfitProfessional" table:base-cell-address="$Sheet1.$A$1" table:cell-range-address="$Sheet1.$F$54"/>
        <table:named-range table:name="paymentCostsYearOne" table:base-cell-address="$Sheet1.$A$1" table:cell-range-address="$Sheet1.$F$61"/>
        <table:named-range table:name="paymentCostsYearThree" table:base-cell-address="$Sheet1.$A$1" table:cell-range-address="$Sheet1.$F$63"/>
        <table:named-range table:name="paymentCostsYearTwo" table:base-cell-address="$Sheet1.$A$1" table:cell-range-address="$Sheet1.$F$62"/>
        <table:named-range table:name="paymentProcessingFee" table:base-cell-address="$Sheet1.$A$1" table:cell-range-address="$Sheet1.$B$24"/>
        <table:named-range table:name="retainedSubsYearThree" table:base-cell-address="$Sheet1.$A$1" table:cell-range-address="$Sheet1.$K$75"/>
        <table:named-range table:name="retainedSubsYearTwo" table:base-cell-address="$Sheet1.$A$1" table:cell-range-address="$Sheet1.$K$74"/>
        <table:named-range table:name="ruleOfFortyScore" table:base-cell-address="$Sheet1.$A$1" table:cell-range-address="$Sheet1.$E$83"/>
        <table:named-range table:name="samPercentOfTam" table:base-cell-address="$Sheet1.$A$1" table:cell-range-address="$Sheet1.$I$38"/>
        <table:named-range table:name="samSubs" table:base-cell-address="$Sheet1.$A$1" table:cell-range-address="$Sheet1.$I$39"/>
        <table:named-range table:name="scaleMktDate" table:base-cell-address="$Sheet1.$A$1" table:cell-range-address="$Sheet1.$F$44"/>
        <table:named-range table:name="seedAmount" table:base-cell-address="$Sheet1.$A$1" table:cell-range-address="$Sheet1.$H$5"/>
        <table:named-range table:name="seedEquity" table:base-cell-address="$Sheet1.$A$1" table:cell-range-address="$Sheet1.$H$6"/>
        <table:named-range table:name="seedPreMoneyNegotiated" table:base-cell-address="$Sheet1.$A$1" table:cell-range-address="$Sheet1.$H$24"/>
        <table:named-range table:name="seedRunway" table:base-cell-address="$Sheet1.$A$1" table:cell-range-address="$Sheet1.$H$8"/>
        <table:named-range table:name="seedRunwayMonths" table:base-cell-address="$Sheet1.$A$1" table:cell-range-address="$Sheet1.$J$65"/>
        <table:named-range table:name="seedTeamSize" table:base-cell-address="$Sheet1.$A$1" table:cell-range-address="$Sheet1.$H$9"/>
        <table:named-range table:name="seedUseMarketing" table:base-cell-address="$Sheet1.$A$1" table:cell-range-address="$Sheet1.$H$11"/>
        <table:named-range table:name="seedUseOperations" table:base-cell-address="$Sheet1.$A$1" table:cell-range-address="$Sheet1.$H$13"/>
        <table:named-range table:name="seedUseSubPlatform" table:base-cell-address="$Sheet1.$A$1" table:cell-range-address="$Sheet1.$H$10"/>
        <table:named-range table:name="seedUseWorkingCap" table:base-cell-address="$Sheet1.$A$1" table:cell-range-address="$Sheet1.$H$12"/>
        <table:named-range table:name="seedValuation" table:base-cell-address="$Sheet1.$A$1" table:cell-range-address="$Sheet1.$H$7"/>
        <table:named-range table:name="seriesAAmount" table:base-cell-address="$Sheet1.$A$1" table:cell-range-address="$Sheet1.$H$14"/>
        <table:named-range table:name="seriesAARRMultiple" table:base-cell-address="$Sheet1.$A$1" table:cell-range-address="$Sheet1.$H$21"/>
        <table:named-range table:name="seriesAEquity" table:base-cell-address="$Sheet1.$A$1" table:cell-range-address="$Sheet1.$H$15"/>
        <table:named-expression table:name="seriesARunwayMonths" table:base-cell-address="$Sheet1.$A$1" table:expression="#REF!"/>
        <table:named-range table:name="seriesAValuation" table:base-cell-address="$Sheet1.$A$1" table:cell-range-address="$Sheet1.$H$16"/>
        <table:named-range table:name="subAnnualGrossProfit" table:base-cell-address="$Sheet1.$A$1" table:cell-range-address="$Sheet1.$B$85"/>
        <table:named-range table:name="subARRYearOne" table:base-cell-address="$Sheet1.$A$1" table:cell-range-address="$Sheet1.$E$70"/>
        <table:named-range table:name="subARRYearThree" table:base-cell-address="$Sheet1.$A$1" table:cell-range-address="$Sheet1.$E$72"/>
        <table:named-range table:name="subARRYearTwo" table:base-cell-address="$Sheet1.$A$1" table:cell-range-address="$Sheet1.$E$71"/>
        <table:named-range table:name="subBasicMix" table:base-cell-address="$Sheet1.$A$1" table:cell-range-address="$Sheet1.$F$6"/>
        <table:named-range table:name="subBasicPrice" table:base-cell-address="$Sheet1.$A$1" table:cell-range-address="$Sheet1.$J$52"/>
        <table:named-range table:name="subGoldenMix" table:base-cell-address="$Sheet1.$A$1" table:cell-range-address="$Sheet1.$F$9"/>
        <table:named-range table:name="subGoldenPrice" table:base-cell-address="$Sheet1.$A$1" table:cell-range-address="$Sheet1.$J$55"/>
        <table:named-range table:name="subGrossMargin" table:base-cell-address="$Sheet1.$A$1" table:cell-range-address="$Sheet1.$F$5"/>
        <table:named-range table:name="subLTV" table:base-cell-address="$Sheet1.$A$1" table:cell-range-address="$Sheet1.$B$86"/>
        <table:named-range table:name="subMediumMix" table:base-cell-address="$Sheet1.$A$1" table:cell-range-address="$Sheet1.$F$7"/>
        <table:named-range table:name="subMediumPrice" table:base-cell-address="$Sheet1.$A$1" table:cell-range-address="$Sheet1.$J$53"/>
        <table:named-range table:name="subMonthlyGrossProfit" table:base-cell-address="$Sheet1.$A$1" table:cell-range-address="$Sheet1.$B$87"/>
        <table:named-range table:name="subPaybackMonths" table:base-cell-address="$Sheet1.$A$1" table:cell-range-address="$Sheet1.$B$88"/>
        <table:named-range table:name="subProfessionalMix" table:base-cell-address="$Sheet1.$A$1" table:cell-range-address="$Sheet1.$F$8"/>
        <table:named-range table:name="subProfessionalPrice" table:base-cell-address="$Sheet1.$A$1" table:cell-range-address="$Sheet1.$J$54"/>
        <table:named-range table:name="subRevenueYearOne" table:base-cell-address="$Sheet1.$A$1" table:cell-range-address="$Sheet1.$B$70"/>
        <table:named-range table:name="subRevenueYearThree" table:base-cell-address="$Sheet1.$A$1" table:cell-range-address="$Sheet1.$B$72"/>
        <table:named-range table:name="subRevenueYearTwo" table:base-cell-address="$Sheet1.$A$1" table:cell-range-address="$Sheet1.$B$71"/>
        <table:named-range table:name="subsPerMonth" table:base-cell-address="$Sheet1.$A$1" table:cell-range-address="$Sheet1.$H$79"/>
        <table:named-range table:name="subWeightedAvgPrice" table:base-cell-address="$Sheet1.$A$1" table:cell-range-address="$Sheet1.$J$57"/>
        <table:named-range table:name="tamBitcoinUsers" table:base-cell-address="$Sheet1.$A$1" table:cell-range-address="$Sheet1.$I$33"/>
        <table:named-range table:name="tamPasswordMgrUsers" table:base-cell-address="$Sheet1.$A$1" table:cell-range-address="$Sheet1.$I$34"/>
        <table:named-range table:name="tamPhysicalVaultUsers" table:base-cell-address="$Sheet1.$A$1" table:cell-range-address="$Sheet1.$I$36"/>
        <table:named-range table:name="tamPrivateSecUsers" table:base-cell-address="$Sheet1.$A$1" table:cell-range-address="$Sheet1.$I$35"/>
        <table:named-range table:name="tamSubsGlobal" table:base-cell-address="$Sheet1.$A$1" table:cell-range-address="$Sheet1.$I$37"/>
        <table:named-range table:name="targetARRMultiple" table:base-cell-address="$Sheet1.$A$1" table:cell-range-address="$Sheet1.$H$22"/>
        <table:named-range table:name="targetShareSubs" table:base-cell-address="$Sheet1.$A$1" table:cell-range-address="$Sheet1.$I$40"/>
        <table:named-range table:name="targetSubsCountk" table:base-cell-address="$Sheet1.$A$1" table:cell-range-address="$Sheet1.$I$41"/>
        <table:named-range table:name="targetValHigh" table:base-cell-address="$Sheet1.$A$1" table:cell-range-address="$Sheet1.$K$20"/>
        <table:named-range table:name="targetValLow" table:base-cell-address="$Sheet1.$A$1" table:cell-range-address="$Sheet1.$K$19"/>
        <table:named-range table:name="teamSalariesYearOne" table:base-cell-address="$Sheet1.$A$1" table:cell-range-address="$Sheet1.$B$18"/>
        <table:named-range table:name="teamSalariesYearThree" table:base-cell-address="$Sheet1.$A$1" table:cell-range-address="$Sheet1.$B$20"/>
        <table:named-range table:name="teamSalariesYearTwo" table:base-cell-address="$Sheet1.$A$1" table:cell-range-address="$Sheet1.$B$19"/>
        <table:named-range table:name="theoreticalLifetimeYears" table:base-cell-address="$Sheet1.$A$1" table:cell-range-address="$Sheet1.$B$83"/>
        <table:named-range table:name="totalOpexYearOne" table:base-cell-address="$Sheet1.$A$1" table:cell-range-address="$Sheet1.$H$61"/>
        <table:named-range table:name="totalOpexYearThree" table:base-cell-address="$Sheet1.$A$1" table:cell-range-address="$Sheet1.$H$63"/>
        <table:named-range table:name="totalOpexYearTwo" table:base-cell-address="$Sheet1.$A$1" table:cell-range-address="$Sheet1.$H$62"/>
        <table:named-range table:name="totalSubsYearOne" table:base-cell-address="$Sheet1.$A$1" table:cell-range-address="$Sheet1.$H$74"/>
        <table:named-range table:name="totalSubsYearThree" table:base-cell-address="$Sheet1.$A$1" table:cell-range-address="$Sheet1.$H$76"/>
        <table:named-range table:name="totalSubsYearTwo" table:base-cell-address="$Sheet1.$A$1" table:cell-range-address="$Sheet1.$H$75"/>
        <table:named-range table:name="weeklyRunsPerMonth" table:base-cell-address="$Sheet1.$A$1" table:cell-range-address="$Sheet1.$B$7"/>
        <table:named-range table:name="yearTwoRevMultiple" table:base-cell-address="$Sheet1.$A$1" table:cell-range-address="$Sheet1.$H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date-style style:name="N127">
      <number:month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0" meta:object-count="0"/>
    <meta:generator>LibreOfficeDev/6.0.5.2$Linux_X86_64 LibreOffice_project/</meta:generator>
  </office:meta>
</office:document-meta>
</file>